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Zawgyi-One1" svg:font-family="Zawgyi-One" style:font-adornments="Regular"/>
    <style:font-face style:name="Trebuchet MS1" svg:font-family="'Trebuchet MS'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 style:parent-style-name="Standard">
      <style:text-properties style:font-name="Trebuchet MS"/>
    </style:style>
    <style:style style:name="P3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4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dc2300"/>
    </style:style>
    <style:style style:name="P6" style:family="paragraph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fo:color="#4c4c4c"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11" style:family="paragraph">
      <style:text-properties fo:color="#2323dc" fo:font-size="10pt" fo:font-weight="normal" style:font-size-asian="10pt" style:font-weight-asian="normal" style:font-size-complex="10pt" style:font-weight-complex="normal"/>
    </style:style>
    <style:style style:name="P12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/>
    </style:style>
    <style:style style:name="T7" style:family="text">
      <style:text-properties style:font-style-asian="italic"/>
    </style:style>
    <style:style style:name="T8" style:family="text">
      <style:text-properties style:font-weight-asian="bold"/>
    </style:style>
    <style:style style:name="T9" style:family="text">
      <style:text-properties style:font-style-complex="italic"/>
    </style:style>
    <style:style style:name="T10" style:family="text">
      <style:text-properties style:font-weight-complex="bold"/>
    </style:style>
    <style:style style:name="T11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12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13" style:family="text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14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15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16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4524in" svg:height="0.3024in" svg:x="4.361in" svg:y="1.9657in"><draw:text-box><text:p><text:span text:style-name="T11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4524in" svg:height="0.3024in" svg:x="6.2209in" svg:y="1.9657in"><draw:text-box><text:p><text:span text:style-name="T11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4524in" svg:height="0.3024in" svg:x="0.0811in" svg:y="1.9657in"><draw:text-box><text:p><text:span text:style-name="T11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4524in" svg:height="0.3024in" svg:x="1.3209in" svg:y="1.9657in"><draw:text-box><text:p><text:span text:style-name="T11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3421in" svg:height="0.3024in" svg:x="6.2406in" svg:y="0.1in"><draw:text-box><text:p><text:span text:style-name="T11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4531in" svg:height="0.3024in" svg:x="6.1406in" svg:y="1.0299in"><draw:text-box><text:p><text:span text:style-name="T11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576in" svg:height="0.3024in" svg:x="5.9299in" svg:y="1.5in"><draw:text-box><text:p><text:span text:style-name="T12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6" draw:text-style-name="P3" svg:width="0.7205in" svg:height="0.3024in" svg:x="0.1in" svg:y="1.0299in"><draw:text-box><text:p><text:span text:style-name="T11">Caps Lock</text:span></text:p></draw:text-box></draw:frame></draw:g><draw:g text:anchor-type="paragraph" draw:z-index="2" draw:style-name="gr5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6" draw:text-style-name="P3" svg:width="0.3323in" svg:height="0.3024in" svg:x="0.25in" svg:y="0.5701in"><draw:text-box><text:p><text:span text:style-name="T11">Tab</text:span></text:p></draw:text-box></draw:frame></draw:g><draw:g text:anchor-type="paragraph" draw:z-index="17" draw:style-name="gr5"><draw:custom-shape draw:style-name="gr3" svg:width="0.4303in" svg:height="0.4303in" svg:x="0.026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4524in" svg:height="0.3024in" svg:x="0.0201in" svg:y="0.0902in"><draw:text-box><text:p text:style-name="P5"><text:span text:style-name="T13">Stack</text:span></text:p></draw:text-box></draw:frame></draw:g><draw:g text:anchor-type="paragraph" draw:z-index="18" draw:style-name="gr5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0.6299in" svg:y="0.1902in"><draw:text-box><text:p text:style-name="P7"><text:span text:style-name="T14">ဩ</text:span></text:p></draw:text-box></draw:frame><draw:frame draw:style-name="gr6" draw:text-style-name="P10" svg:width="0.1685in" svg:height="0.3024in" svg:x="0.5299in" svg:y="0.2217in"><draw:text-box><text:p text:style-name="P9"><text:span text:style-name="T15">1</text:span></text:p></draw:text-box></draw:frame><draw:frame draw:style-name="gr4" draw:text-style-name="P12" svg:width="0.3012in" svg:height="0.3024in" svg:x="0.6299in" svg:y="0in"><draw:text-box><text:p text:style-name="P11"><text:span text:style-name="T16">ဩ</text:span></text:p></draw:text-box></draw:frame></draw:g><draw:g text:anchor-type="paragraph" draw:z-index="19" draw:style-name="gr5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0972in" svg:y="0.1902in"><draw:text-box><text:p text:style-name="P7"><text:span text:style-name="T14">ဩ</text:span></text:p></draw:text-box></draw:frame><draw:frame draw:style-name="gr6" draw:text-style-name="P10" svg:width="0.1685in" svg:height="0.3024in" svg:x="0.9972in" svg:y="0.2217in"><draw:text-box><text:p text:style-name="P9"><text:span text:style-name="T15">2</text:span></text:p></draw:text-box></draw:frame><draw:frame draw:style-name="gr4" draw:text-style-name="P12" svg:width="0.3012in" svg:height="0.3024in" svg:x="1.0972in" svg:y="0in"><draw:text-box><text:p text:style-name="P11"><text:span text:style-name="T16">ဩ</text:span></text:p></draw:text-box></draw:frame></draw:g><draw:g text:anchor-type="paragraph" draw:z-index="20" draw:style-name="gr5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5673in" svg:y="0.1902in"><draw:text-box><text:p text:style-name="P7"><text:span text:style-name="T14">ဩ</text:span></text:p></draw:text-box></draw:frame><draw:frame draw:style-name="gr6" draw:text-style-name="P10" svg:width="0.1685in" svg:height="0.3024in" svg:x="1.4673in" svg:y="0.2217in"><draw:text-box><text:p text:style-name="P9"><text:span text:style-name="T15">3</text:span></text:p></draw:text-box></draw:frame><draw:frame draw:style-name="gr4" draw:text-style-name="P12" svg:width="0.3012in" svg:height="0.3024in" svg:x="1.5673in" svg:y="0in"><draw:text-box><text:p text:style-name="P11"><text:span text:style-name="T16">ဩ</text:span></text:p></draw:text-box></draw:frame></draw:g><draw:g text:anchor-type="paragraph" draw:z-index="21" draw:style-name="gr5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0374in" svg:y="0.1902in"><draw:text-box><text:p text:style-name="P7"><text:span text:style-name="T14">ဩ</text:span></text:p></draw:text-box></draw:frame><draw:frame draw:style-name="gr6" draw:text-style-name="P10" svg:width="0.1685in" svg:height="0.3024in" svg:x="1.9374in" svg:y="0.2217in"><draw:text-box><text:p text:style-name="P9"><text:span text:style-name="T15">4</text:span></text:p></draw:text-box></draw:frame><draw:frame draw:style-name="gr4" draw:text-style-name="P12" svg:width="0.3012in" svg:height="0.3024in" svg:x="2.0374in" svg:y="0in"><draw:text-box><text:p text:style-name="P11"><text:span text:style-name="T16">ဩ</text:span></text:p></draw:text-box></draw:frame></draw:g><draw:g text:anchor-type="paragraph" draw:z-index="22" draw:style-name="gr5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5091in" svg:y="0.1902in"><draw:text-box><text:p text:style-name="P7"><text:span text:style-name="T14">ဩ</text:span></text:p></draw:text-box></draw:frame><draw:frame draw:style-name="gr6" draw:text-style-name="P10" svg:width="0.1685in" svg:height="0.3024in" svg:x="2.4091in" svg:y="0.2217in"><draw:text-box><text:p text:style-name="P9"><text:span text:style-name="T15">5</text:span></text:p></draw:text-box></draw:frame><draw:frame draw:style-name="gr4" draw:text-style-name="P12" svg:width="0.3012in" svg:height="0.3024in" svg:x="2.5091in" svg:y="0in"><draw:text-box><text:p text:style-name="P11"><text:span text:style-name="T16">ဩ</text:span></text:p></draw:text-box></draw:frame></draw:g><draw:g text:anchor-type="paragraph" draw:z-index="23" draw:style-name="gr5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9756in" svg:y="0.1902in"><draw:text-box><text:p text:style-name="P7"><text:span text:style-name="T14">ဩ</text:span></text:p></draw:text-box></draw:frame><draw:frame draw:style-name="gr6" draw:text-style-name="P10" svg:width="0.1685in" svg:height="0.3024in" svg:x="2.8756in" svg:y="0.2217in"><draw:text-box><text:p text:style-name="P9"><text:span text:style-name="T15">6</text:span></text:p></draw:text-box></draw:frame><draw:frame draw:style-name="gr4" draw:text-style-name="P12" svg:width="0.3012in" svg:height="0.3024in" svg:x="2.9756in" svg:y="0in"><draw:text-box><text:p text:style-name="P11"><text:span text:style-name="T16">ဩ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4" draw:style-name="gr5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4394in" svg:y="0.1902in"><draw:text-box><text:p text:style-name="P7"><text:span text:style-name="T14">ဩ</text:span></text:p></draw:text-box></draw:frame><draw:frame draw:style-name="gr6" draw:text-style-name="P10" svg:width="0.1685in" svg:height="0.3024in" svg:x="3.3394in" svg:y="0.2217in"><draw:text-box><text:p text:style-name="P9"><text:span text:style-name="T15">7</text:span></text:p></draw:text-box></draw:frame><draw:frame draw:style-name="gr4" draw:text-style-name="P12" svg:width="0.3012in" svg:height="0.3024in" svg:x="3.4394in" svg:y="0in"><draw:text-box><text:p text:style-name="P11"><text:span text:style-name="T16">ဩ</text:span></text:p></draw:text-box></draw:frame></draw:g><draw:g text:anchor-type="paragraph" draw:z-index="25" draw:style-name="gr5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9063in" svg:y="0.1902in"><draw:text-box><text:p text:style-name="P7"><text:span text:style-name="T14">ဩ</text:span></text:p></draw:text-box></draw:frame><draw:frame draw:style-name="gr6" draw:text-style-name="P10" svg:width="0.1685in" svg:height="0.3024in" svg:x="3.8063in" svg:y="0.2217in"><draw:text-box><text:p text:style-name="P9"><text:span text:style-name="T15">8</text:span></text:p></draw:text-box></draw:frame><draw:frame draw:style-name="gr4" draw:text-style-name="P12" svg:width="0.3012in" svg:height="0.3024in" svg:x="3.9063in" svg:y="0in"><draw:text-box><text:p text:style-name="P11"><text:span text:style-name="T16">ဩ</text:span></text:p></draw:text-box></draw:frame></draw:g><draw:g text:anchor-type="paragraph" draw:z-index="26" draw:style-name="gr5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3728in" svg:y="0.1902in"><draw:text-box><text:p text:style-name="P7"><text:span text:style-name="T14">ဩ</text:span></text:p></draw:text-box></draw:frame><draw:frame draw:style-name="gr6" draw:text-style-name="P10" svg:width="0.1685in" svg:height="0.3024in" svg:x="4.2728in" svg:y="0.2217in"><draw:text-box><text:p text:style-name="P9"><text:span text:style-name="T15">9</text:span></text:p></draw:text-box></draw:frame><draw:frame draw:style-name="gr4" draw:text-style-name="P12" svg:width="0.3012in" svg:height="0.3024in" svg:x="4.3728in" svg:y="0in"><draw:text-box><text:p text:style-name="P11"><text:span text:style-name="T16">ဩ</text:span></text:p></draw:text-box></draw:frame></draw:g><draw:g text:anchor-type="paragraph" draw:z-index="27" draw:style-name="gr5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8394in" svg:y="0.1902in"><draw:text-box><text:p text:style-name="P7"><text:span text:style-name="T14">ဩ</text:span></text:p></draw:text-box></draw:frame><draw:frame draw:style-name="gr6" draw:text-style-name="P10" svg:width="0.1685in" svg:height="0.3024in" svg:x="4.7394in" svg:y="0.2217in"><draw:text-box><text:p text:style-name="P9"><text:span text:style-name="T15">0</text:span></text:p></draw:text-box></draw:frame><draw:frame draw:style-name="gr4" draw:text-style-name="P12" svg:width="0.3012in" svg:height="0.3024in" svg:x="4.8394in" svg:y="0in"><draw:text-box><text:p text:style-name="P11"><text:span text:style-name="T16">ဩ</text:span></text:p></draw:text-box></draw:frame></draw:g><draw:g text:anchor-type="paragraph" draw:z-index="28" draw:style-name="gr5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3063in" svg:y="0.1902in"><draw:text-box><text:p text:style-name="P7"><text:span text:style-name="T14">ဩ</text:span></text:p></draw:text-box></draw:frame><draw:frame draw:style-name="gr6" draw:text-style-name="P10" svg:width="0.1685in" svg:height="0.3024in" svg:x="5.2063in" svg:y="0.2217in"><draw:text-box><text:p text:style-name="P9"><text:span text:style-name="T15">-</text:span></text:p></draw:text-box></draw:frame><draw:frame draw:style-name="gr4" draw:text-style-name="P12" svg:width="0.3012in" svg:height="0.3024in" svg:x="5.3063in" svg:y="0in"><draw:text-box><text:p text:style-name="P11"><text:span text:style-name="T16">ဩ</text:span></text:p></draw:text-box></draw:frame></draw:g><draw:g text:anchor-type="paragraph" draw:z-index="29" draw:style-name="gr5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7673in" svg:y="0.1902in"><draw:text-box><text:p text:style-name="P7"><text:span text:style-name="T14">ဩ</text:span></text:p></draw:text-box></draw:frame><draw:frame draw:style-name="gr6" draw:text-style-name="P10" svg:width="0.1685in" svg:height="0.3024in" svg:x="5.6673in" svg:y="0.2217in"><draw:text-box><text:p text:style-name="P9"><text:span text:style-name="T15">=</text:span></text:p></draw:text-box></draw:frame><draw:frame draw:style-name="gr4" draw:text-style-name="P12" svg:width="0.3012in" svg:height="0.3024in" svg:x="5.7673in" svg:y="0in"><draw:text-box><text:p text:style-name="P11"><text:span text:style-name="T16">ဩ</text:span></text:p></draw:text-box></draw:frame></draw:g></text:p>
      <text:p text:style-name="Standard"/>
      <text:p text:style-name="Standard"><draw:g text:anchor-type="paragraph" draw:z-index="30" draw:style-name="gr5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0.8575in" svg:y="0.2701in"><draw:text-box><text:p text:style-name="P7"><text:span text:style-name="T14">ဩ</text:span></text:p></draw:text-box></draw:frame><draw:frame draw:style-name="gr6" draw:text-style-name="P10" svg:width="0.1685in" svg:height="0.3024in" svg:x="0.7575in" svg:y="0.3016in"><draw:text-box><text:p text:style-name="P9"><text:span text:style-name="T15">Q</text:span></text:p></draw:text-box></draw:frame><draw:frame draw:style-name="gr4" draw:text-style-name="P12" svg:width="0.3012in" svg:height="0.3024in" svg:x="0.8575in" svg:y="0.0799in"><draw:text-box><text:p text:style-name="P11"><text:span text:style-name="T16">ဩ</text:span></text:p></draw:text-box></draw:frame></draw:g><draw:g text:anchor-type="paragraph" draw:z-index="31" draw:style-name="gr5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3248in" svg:y="0.2709in"><draw:text-box><text:p text:style-name="P7"><text:span text:style-name="T14">ဩ</text:span></text:p></draw:text-box></draw:frame><draw:frame draw:style-name="gr6" draw:text-style-name="P10" svg:width="0.1685in" svg:height="0.3024in" svg:x="1.2248in" svg:y="0.3024in"><draw:text-box><text:p text:style-name="P9"><text:span text:style-name="T15">W</text:span></text:p></draw:text-box></draw:frame><draw:frame draw:style-name="gr4" draw:text-style-name="P12" svg:width="0.3012in" svg:height="0.3024in" svg:x="1.3248in" svg:y="0.0807in"><draw:text-box><text:p text:style-name="P11"><text:span text:style-name="T16">ဩ</text:span></text:p></draw:text-box></draw:frame></draw:g><draw:g text:anchor-type="paragraph" draw:z-index="32" draw:style-name="gr5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7917in" svg:y="0.2709in"><draw:text-box><text:p text:style-name="P7"><text:span text:style-name="T14">ဩ</text:span></text:p></draw:text-box></draw:frame><draw:frame draw:style-name="gr6" draw:text-style-name="P10" svg:width="0.1685in" svg:height="0.3024in" svg:x="1.6917in" svg:y="0.3024in"><draw:text-box><text:p text:style-name="P9"><text:span text:style-name="T15">E</text:span></text:p></draw:text-box></draw:frame><draw:frame draw:style-name="gr4" draw:text-style-name="P12" svg:width="0.3012in" svg:height="0.3024in" svg:x="1.7917in" svg:y="0.0807in"><draw:text-box><text:p text:style-name="P11"><text:span text:style-name="T16">ဩ</text:span></text:p></draw:text-box></draw:frame></draw:g><draw:g text:anchor-type="paragraph" draw:z-index="33" draw:style-name="gr5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2583in" svg:y="0.2665in"><draw:text-box><text:p text:style-name="P7"><text:span text:style-name="T14">ဩ</text:span></text:p></draw:text-box></draw:frame><draw:frame draw:style-name="gr6" draw:text-style-name="P10" svg:width="0.1685in" svg:height="0.3024in" svg:x="2.1583in" svg:y="0.298in"><draw:text-box><text:p text:style-name="P9"><text:span text:style-name="T15">R</text:span></text:p></draw:text-box></draw:frame><draw:frame draw:style-name="gr4" draw:text-style-name="P12" svg:width="0.3012in" svg:height="0.3024in" svg:x="2.2583in" svg:y="0.0764in"><draw:text-box><text:p text:style-name="P11"><text:span text:style-name="T16">ဩ</text:span></text:p></draw:text-box></draw:frame></draw:g><draw:g text:anchor-type="paragraph" draw:z-index="34" draw:style-name="gr5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7276in" svg:y="0.2701in"><draw:text-box><text:p text:style-name="P7"><text:span text:style-name="T14">ဩ</text:span></text:p></draw:text-box></draw:frame><draw:frame draw:style-name="gr6" draw:text-style-name="P10" svg:width="0.1685in" svg:height="0.3024in" svg:x="2.6276in" svg:y="0.3016in"><draw:text-box><text:p text:style-name="P9"><text:span text:style-name="T15">T</text:span></text:p></draw:text-box></draw:frame><draw:frame draw:style-name="gr4" draw:text-style-name="P12" svg:width="0.3012in" svg:height="0.3024in" svg:x="2.7276in" svg:y="0.0799in"><draw:text-box><text:p text:style-name="P11"><text:span text:style-name="T16">ဩ</text:span></text:p></draw:text-box></draw:frame></draw:g><draw:g text:anchor-type="paragraph" draw:z-index="35" draw:style-name="gr5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1917in" svg:y="0.2665in"><draw:text-box><text:p text:style-name="P7"><text:span text:style-name="T14">ဩ</text:span></text:p></draw:text-box></draw:frame><draw:frame draw:style-name="gr6" draw:text-style-name="P10" svg:width="0.1685in" svg:height="0.3024in" svg:x="3.0917in" svg:y="0.298in"><draw:text-box><text:p text:style-name="P9"><text:span text:style-name="T15">Y</text:span></text:p></draw:text-box></draw:frame><draw:frame draw:style-name="gr4" draw:text-style-name="P12" svg:width="0.3012in" svg:height="0.3024in" svg:x="3.1917in" svg:y="0.0764in"><draw:text-box><text:p text:style-name="P11"><text:span text:style-name="T16">ဩ</text:span></text:p></draw:text-box></draw:frame></draw:g><draw:g text:anchor-type="paragraph" draw:z-index="36" draw:style-name="gr5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6575in" svg:y="0.2701in"><draw:text-box><text:p text:style-name="P7"><text:span text:style-name="T14">ဩ</text:span></text:p></draw:text-box></draw:frame><draw:frame draw:style-name="gr6" draw:text-style-name="P10" svg:width="0.1685in" svg:height="0.3024in" svg:x="3.5575in" svg:y="0.3016in"><draw:text-box><text:p text:style-name="P9"><text:span text:style-name="T15">U</text:span></text:p></draw:text-box></draw:frame><draw:frame draw:style-name="gr4" draw:text-style-name="P12" svg:width="0.3012in" svg:height="0.3024in" svg:x="3.6575in" svg:y="0.0799in"><draw:text-box><text:p text:style-name="P11"><text:span text:style-name="T16">ဩ</text:span></text:p></draw:text-box></draw:frame></draw:g><draw:g text:anchor-type="paragraph" draw:z-index="37" draw:style-name="gr5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1228in" svg:y="0.2701in"><draw:text-box><text:p text:style-name="P7"><text:span text:style-name="T14">ဩ</text:span></text:p></draw:text-box></draw:frame><draw:frame draw:style-name="gr6" draw:text-style-name="P10" svg:width="0.1685in" svg:height="0.3024in" svg:x="4.0228in" svg:y="0.3016in"><draw:text-box><text:p text:style-name="P9"><text:span text:style-name="T15">I</text:span></text:p></draw:text-box></draw:frame><draw:frame draw:style-name="gr4" draw:text-style-name="P12" svg:width="0.3012in" svg:height="0.3024in" svg:x="4.1228in" svg:y="0.0799in"><draw:text-box><text:p text:style-name="P11"><text:span text:style-name="T16">ဩ</text:span></text:p></draw:text-box></draw:frame></draw:g><draw:g text:anchor-type="paragraph" draw:z-index="38" draw:style-name="gr5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5874in" svg:y="0.2701in"><draw:text-box><text:p text:style-name="P7"><text:span text:style-name="T14">ဩ</text:span></text:p></draw:text-box></draw:frame><draw:frame draw:style-name="gr6" draw:text-style-name="P10" svg:width="0.1685in" svg:height="0.3024in" svg:x="4.4874in" svg:y="0.3016in"><draw:text-box><text:p text:style-name="P9"><text:span text:style-name="T15">O</text:span></text:p></draw:text-box></draw:frame><draw:frame draw:style-name="gr4" draw:text-style-name="P12" svg:width="0.3012in" svg:height="0.3024in" svg:x="4.5874in" svg:y="0.0799in"><draw:text-box><text:p text:style-name="P11"><text:span text:style-name="T16">ဩ</text:span></text:p></draw:text-box></draw:frame></draw:g><draw:g text:anchor-type="paragraph" draw:z-index="39" draw:style-name="gr5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0449in" svg:y="0.2709in"><draw:text-box><text:p text:style-name="P7"><text:span text:style-name="T14">ဩ</text:span></text:p></draw:text-box></draw:frame><draw:frame draw:style-name="gr6" draw:text-style-name="P10" svg:width="0.1685in" svg:height="0.3024in" svg:x="4.9449in" svg:y="0.3024in"><draw:text-box><text:p text:style-name="P9"><text:span text:style-name="T15">P</text:span></text:p></draw:text-box></draw:frame><draw:frame draw:style-name="gr4" draw:text-style-name="P12" svg:width="0.3012in" svg:height="0.3024in" svg:x="5.0449in" svg:y="0.0807in"><draw:text-box><text:p text:style-name="P11"><text:span text:style-name="T16">ဩ</text:span></text:p></draw:text-box></draw:frame></draw:g><draw:g text:anchor-type="paragraph" draw:z-index="40" draw:style-name="gr5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5118in" svg:y="0.2709in"><draw:text-box><text:p text:style-name="P7"><text:span text:style-name="T14">ဩ</text:span></text:p></draw:text-box></draw:frame><draw:frame draw:style-name="gr6" draw:text-style-name="P10" svg:width="0.1685in" svg:height="0.3024in" svg:x="5.4118in" svg:y="0.3024in"><draw:text-box><text:p text:style-name="P9"><text:span text:style-name="T15">[</text:span></text:p></draw:text-box></draw:frame><draw:frame draw:style-name="gr4" draw:text-style-name="P12" svg:width="0.3012in" svg:height="0.3024in" svg:x="5.5118in" svg:y="0.0807in"><draw:text-box><text:p text:style-name="P11"><text:span text:style-name="T16">ဩ</text:span></text:p></draw:text-box></draw:frame></draw:g><draw:g text:anchor-type="paragraph" draw:z-index="41" draw:style-name="gr5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9728in" svg:y="0.2709in"><draw:text-box><text:p text:style-name="P7"><text:span text:style-name="T14">ဩ</text:span></text:p></draw:text-box></draw:frame><draw:frame draw:style-name="gr6" draw:text-style-name="P10" svg:width="0.1685in" svg:height="0.3024in" svg:x="5.8728in" svg:y="0.3024in"><draw:text-box><text:p text:style-name="P9"><text:span text:style-name="T15">]</text:span></text:p></draw:text-box></draw:frame><draw:frame draw:style-name="gr4" draw:text-style-name="P12" svg:width="0.3012in" svg:height="0.3024in" svg:x="5.9728in" svg:y="0.0807in"><draw:text-box><text:p text:style-name="P11"><text:span text:style-name="T16">ဩ</text:span></text:p></draw:text-box></draw:frame></draw:g><draw:g text:anchor-type="paragraph" draw:z-index="42" draw:style-name="gr5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6.4465in" svg:y="0.2709in"><draw:text-box><text:p text:style-name="P7"><text:span text:style-name="T14">ဩ</text:span></text:p></draw:text-box></draw:frame><draw:frame draw:style-name="gr6" draw:text-style-name="P10" svg:width="0.1685in" svg:height="0.3024in" svg:x="6.3465in" svg:y="0.3024in"><draw:text-box><text:p text:style-name="P9"><text:span text:style-name="T15">\</text:span></text:p></draw:text-box></draw:frame><draw:frame draw:style-name="gr4" draw:text-style-name="P12" svg:width="0.3012in" svg:height="0.3024in" svg:x="6.4465in" svg:y="0.0807in"><draw:text-box><text:p text:style-name="P11"><text:span text:style-name="T16">ဩ</text:span></text:p></draw:text-box></draw:frame></draw:g></text:p>
      <text:p text:style-name="Standard"/>
      <text:p text:style-name="Standard"><draw:g text:anchor-type="paragraph" draw:z-index="43" draw:style-name="gr5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0.9776in" svg:y="0.35in"><draw:text-box><text:p text:style-name="P7"><text:span text:style-name="T14">ဩ</text:span></text:p></draw:text-box></draw:frame><draw:frame draw:style-name="gr6" draw:text-style-name="P10" svg:width="0.1685in" svg:height="0.3024in" svg:x="0.8776in" svg:y="0.3815in"><draw:text-box><text:p text:style-name="P9"><text:span text:style-name="T15">A</text:span></text:p></draw:text-box></draw:frame><draw:frame draw:style-name="gr4" draw:text-style-name="P12" svg:width="0.3012in" svg:height="0.3024in" svg:x="0.9776in" svg:y="0.1598in"><draw:text-box><text:p text:style-name="P11"><text:span text:style-name="T16">ဩ</text:span></text:p></draw:text-box></draw:frame></draw:g><draw:g text:anchor-type="paragraph" draw:z-index="44" draw:style-name="gr5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4472in" svg:y="0.35in"><draw:text-box><text:p text:style-name="P7"><text:span text:style-name="T14">ဩ</text:span></text:p></draw:text-box></draw:frame><draw:frame draw:style-name="gr6" draw:text-style-name="P10" svg:width="0.1685in" svg:height="0.3024in" svg:x="1.3472in" svg:y="0.3815in"><draw:text-box><text:p text:style-name="P9"><text:span text:style-name="T15">S</text:span></text:p></draw:text-box></draw:frame><draw:frame draw:style-name="gr4" draw:text-style-name="P12" svg:width="0.3012in" svg:height="0.3024in" svg:x="1.4472in" svg:y="0.1598in"><draw:text-box><text:p text:style-name="P11"><text:span text:style-name="T16">ဩ</text:span></text:p></draw:text-box></draw:frame></draw:g><draw:g text:anchor-type="paragraph" draw:z-index="45" draw:style-name="gr5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9193in" svg:y="0.3512in"><draw:text-box><text:p text:style-name="P7"><text:span text:style-name="T14">ဩ</text:span></text:p></draw:text-box></draw:frame><draw:frame draw:style-name="gr6" draw:text-style-name="P10" svg:width="0.1685in" svg:height="0.3024in" svg:x="1.8193in" svg:y="0.3827in"><draw:text-box><text:p text:style-name="P9"><text:span text:style-name="T15">D</text:span></text:p></draw:text-box></draw:frame><draw:frame draw:style-name="gr4" draw:text-style-name="P12" svg:width="0.3012in" svg:height="0.3024in" svg:x="1.9193in" svg:y="0.161in"><draw:text-box><text:p text:style-name="P11"><text:span text:style-name="T16">ဩ</text:span></text:p></draw:text-box></draw:frame></draw:g><draw:g text:anchor-type="paragraph" draw:z-index="46" draw:style-name="gr5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3874in" svg:y="0.35in"><draw:text-box><text:p text:style-name="P7"><text:span text:style-name="T14">ဩ</text:span></text:p></draw:text-box></draw:frame><draw:frame draw:style-name="gr6" draw:text-style-name="P10" svg:width="0.1685in" svg:height="0.3024in" svg:x="2.2874in" svg:y="0.3815in"><draw:text-box><text:p text:style-name="P9"><text:span text:style-name="T15">F</text:span></text:p></draw:text-box></draw:frame><draw:frame draw:style-name="gr4" draw:text-style-name="P12" svg:width="0.3012in" svg:height="0.3024in" svg:x="2.3874in" svg:y="0.1598in"><draw:text-box><text:p text:style-name="P11"><text:span text:style-name="T16">ဩ</text:span></text:p></draw:text-box></draw:frame></draw:g><draw:g text:anchor-type="paragraph" draw:z-index="47" draw:style-name="gr5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8528in" svg:y="0.3512in"><draw:text-box><text:p text:style-name="P7"><text:span text:style-name="T14">ဩ</text:span></text:p></draw:text-box></draw:frame><draw:frame draw:style-name="gr6" draw:text-style-name="P10" svg:width="0.1685in" svg:height="0.3024in" svg:x="2.7528in" svg:y="0.3827in"><draw:text-box><text:p text:style-name="P9"><text:span text:style-name="T15">G</text:span></text:p></draw:text-box></draw:frame><draw:frame draw:style-name="gr4" draw:text-style-name="P12" svg:width="0.3012in" svg:height="0.3024in" svg:x="2.8528in" svg:y="0.161in"><draw:text-box><text:p text:style-name="P11"><text:span text:style-name="T16">ဩ</text:span></text:p></draw:text-box></draw:frame></draw:g><draw:g text:anchor-type="paragraph" draw:z-index="48" draw:style-name="gr5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3173in" svg:y="0.35in"><draw:text-box><text:p text:style-name="P7"><text:span text:style-name="T14">ဩ</text:span></text:p></draw:text-box></draw:frame><draw:frame draw:style-name="gr6" draw:text-style-name="P10" svg:width="0.1685in" svg:height="0.3024in" svg:x="3.2173in" svg:y="0.3815in"><draw:text-box><text:p text:style-name="P9"><text:span text:style-name="T15">H</text:span></text:p></draw:text-box></draw:frame><draw:frame draw:style-name="gr4" draw:text-style-name="P12" svg:width="0.3012in" svg:height="0.3024in" svg:x="3.3173in" svg:y="0.1598in"><draw:text-box><text:p text:style-name="P11"><text:span text:style-name="T16">ဩ</text:span></text:p></draw:text-box></draw:frame></draw:g><draw:g text:anchor-type="paragraph" draw:z-index="49" draw:style-name="gr5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7776in" svg:y="0.35in"><draw:text-box><text:p text:style-name="P7"><text:span text:style-name="T14">ဩ</text:span></text:p></draw:text-box></draw:frame><draw:frame draw:style-name="gr6" draw:text-style-name="P10" svg:width="0.1685in" svg:height="0.3024in" svg:x="3.6776in" svg:y="0.3815in"><draw:text-box><text:p text:style-name="P9"><text:span text:style-name="T15">J</text:span></text:p></draw:text-box></draw:frame><draw:frame draw:style-name="gr4" draw:text-style-name="P12" svg:width="0.3012in" svg:height="0.3024in" svg:x="3.7776in" svg:y="0.1598in"><draw:text-box><text:p text:style-name="P11"><text:span text:style-name="T16">ဩ</text:span></text:p></draw:text-box></draw:frame></draw:g><draw:g text:anchor-type="paragraph" draw:z-index="50" draw:style-name="gr5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2528in" svg:y="0.3512in"><draw:text-box><text:p text:style-name="P7"><text:span text:style-name="T14">ဩ</text:span></text:p></draw:text-box></draw:frame><draw:frame draw:style-name="gr6" draw:text-style-name="P10" svg:width="0.1685in" svg:height="0.3024in" svg:x="4.1528in" svg:y="0.3827in"><draw:text-box><text:p text:style-name="P9"><text:span text:style-name="T15">K</text:span></text:p></draw:text-box></draw:frame><draw:frame draw:style-name="gr4" draw:text-style-name="P12" svg:width="0.3012in" svg:height="0.3024in" svg:x="4.2528in" svg:y="0.161in"><draw:text-box><text:p text:style-name="P11"><text:span text:style-name="T16">ဩ</text:span></text:p></draw:text-box></draw:frame></draw:g><draw:g text:anchor-type="paragraph" draw:z-index="51" draw:style-name="gr5"><draw:custom-shape draw:style-name="gr3" svg:width="0.4303in" svg:height="0.4303in" svg:x="4.5819in" svg:y="0.194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7193in" svg:y="0.3504in"><draw:text-box><text:p text:style-name="P7"><text:span text:style-name="T14">ဩ</text:span></text:p></draw:text-box></draw:frame><draw:frame draw:style-name="gr6" draw:text-style-name="P10" svg:width="0.1685in" svg:height="0.3024in" svg:x="4.6193in" svg:y="0.3819in"><draw:text-box><text:p text:style-name="P9"><text:span text:style-name="T15">L</text:span></text:p></draw:text-box></draw:frame><draw:frame draw:style-name="gr4" draw:text-style-name="P12" svg:width="0.3012in" svg:height="0.3024in" svg:x="4.7193in" svg:y="0.1602in"><draw:text-box><text:p text:style-name="P11"><text:span text:style-name="T16">ဩ</text:span></text:p></draw:text-box></draw:frame></draw:g><draw:g text:anchor-type="paragraph" draw:z-index="52" draw:style-name="gr5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1858in" svg:y="0.3512in"><draw:text-box><text:p text:style-name="P7"><text:span text:style-name="T14">ဩ</text:span></text:p></draw:text-box></draw:frame><draw:frame draw:style-name="gr6" draw:text-style-name="P10" svg:width="0.1685in" svg:height="0.3024in" svg:x="5.0858in" svg:y="0.3827in"><draw:text-box><text:p text:style-name="P9"><text:span text:style-name="T15">;</text:span></text:p></draw:text-box></draw:frame><draw:frame draw:style-name="gr4" draw:text-style-name="P12" svg:width="0.3012in" svg:height="0.3024in" svg:x="5.1858in" svg:y="0.161in"><draw:text-box><text:p text:style-name="P11"><text:span text:style-name="T16">ဩ</text:span></text:p></draw:text-box></draw:frame></draw:g><draw:g text:anchor-type="paragraph" draw:z-index="53" draw:style-name="gr5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6492in" svg:y="0.3512in"><draw:text-box><text:p text:style-name="P7"><text:span text:style-name="T14">ဩ</text:span></text:p></draw:text-box></draw:frame><draw:frame draw:style-name="gr6" draw:text-style-name="P10" svg:width="0.1685in" svg:height="0.3024in" svg:x="5.5492in" svg:y="0.3827in"><draw:text-box><text:p text:style-name="P9"><text:span text:style-name="T15">'</text:span></text:p></draw:text-box></draw:frame><draw:frame draw:style-name="gr4" draw:text-style-name="P12" svg:width="0.3012in" svg:height="0.3024in" svg:x="5.6492in" svg:y="0.161in"><draw:text-box><text:p text:style-name="P11"><text:span text:style-name="T16">ဩ</text:span></text:p></draw:text-box></draw:frame></draw:g></text:p>
      <text:p text:style-name="Standard"/>
      <text:p text:style-name="Standard"/>
      <text:p text:style-name="Standard"><draw:g text:anchor-type="paragraph" draw:z-index="5" draw:style-name="gr5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6" draw:text-style-name="P4" svg:width="0.4071in" svg:height="0.3024in" svg:x="0.3701in" svg:y="0.1484in"><draw:text-box><text:p><text:span text:style-name="T12">Shift</text:span></text:p></draw:text-box></draw:frame></draw:g><draw:g text:anchor-type="paragraph" draw:z-index="54" draw:style-name="gr5"><draw:custom-shape draw:style-name="gr3" svg:width="0.4303in" svg:height="0.4303in" svg:x="1.0819in" svg:y="0.082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2193in" svg:y="0.2386in"><draw:text-box><text:p text:style-name="P7"><text:span text:style-name="T14">ဩ</text:span></text:p></draw:text-box></draw:frame><draw:frame draw:style-name="gr6" draw:text-style-name="P10" svg:width="0.1685in" svg:height="0.3024in" svg:x="1.1193in" svg:y="0.2701in"><draw:text-box><text:p text:style-name="P9"><text:span text:style-name="T15">Z</text:span></text:p></draw:text-box></draw:frame><draw:frame draw:style-name="gr4" draw:text-style-name="P12" svg:width="0.3012in" svg:height="0.3024in" svg:x="1.2193in" svg:y="0.0484in"><draw:text-box><text:p text:style-name="P11"><text:span text:style-name="T16">ဩ</text:span></text:p></draw:text-box></draw:frame></draw:g><draw:g text:anchor-type="paragraph" draw:z-index="55" draw:style-name="gr5"><draw:custom-shape draw:style-name="gr3" svg:width="0.4303in" svg:height="0.4303in" svg:x="1.5417in" svg:y="0.082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6791in" svg:y="0.2386in"><draw:text-box><text:p text:style-name="P7"><text:span text:style-name="T14">ဩ</text:span></text:p></draw:text-box></draw:frame><draw:frame draw:style-name="gr6" draw:text-style-name="P10" svg:width="0.1685in" svg:height="0.3024in" svg:x="1.5791in" svg:y="0.2701in"><draw:text-box><text:p text:style-name="P9"><text:span text:style-name="T15">X</text:span></text:p></draw:text-box></draw:frame><draw:frame draw:style-name="gr4" draw:text-style-name="P12" svg:width="0.3012in" svg:height="0.3024in" svg:x="1.6791in" svg:y="0.0484in"><draw:text-box><text:p text:style-name="P11"><text:span text:style-name="T16">ဩ</text:span></text:p></draw:text-box></draw:frame></draw:g><draw:g text:anchor-type="paragraph" draw:z-index="56" draw:style-name="gr5"><draw:custom-shape draw:style-name="gr3" svg:width="0.4303in" svg:height="0.4303in" svg:x="2.0118in" svg:y="0.082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1492in" svg:y="0.2386in"><draw:text-box><text:p text:style-name="P7"><text:span text:style-name="T14">ဩ</text:span></text:p></draw:text-box></draw:frame><draw:frame draw:style-name="gr6" draw:text-style-name="P10" svg:width="0.1685in" svg:height="0.3024in" svg:x="2.0492in" svg:y="0.2701in"><draw:text-box><text:p text:style-name="P9"><text:span text:style-name="T15">C</text:span></text:p></draw:text-box></draw:frame><draw:frame draw:style-name="gr4" draw:text-style-name="P12" svg:width="0.3012in" svg:height="0.3024in" svg:x="2.1492in" svg:y="0.0484in"><draw:text-box><text:p text:style-name="P11"><text:span text:style-name="T16">ဩ</text:span></text:p></draw:text-box></draw:frame></draw:g><draw:g text:anchor-type="paragraph" draw:z-index="57" draw:style-name="gr5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6193in" svg:y="0.2402in"><draw:text-box><text:p text:style-name="P7"><text:span text:style-name="T14">ဩ</text:span></text:p></draw:text-box></draw:frame><draw:frame draw:style-name="gr6" draw:text-style-name="P10" svg:width="0.1685in" svg:height="0.3024in" svg:x="2.5193in" svg:y="0.2717in"><draw:text-box><text:p text:style-name="P9"><text:span text:style-name="T15">V</text:span></text:p></draw:text-box></draw:frame><draw:frame draw:style-name="gr4" draw:text-style-name="P12" svg:width="0.3012in" svg:height="0.3024in" svg:x="2.6193in" svg:y="0.05in"><draw:text-box><text:p text:style-name="P11"><text:span text:style-name="T16">ဩ</text:span></text:p></draw:text-box></draw:frame></draw:g><draw:g text:anchor-type="paragraph" draw:z-index="58" draw:style-name="gr5"><draw:custom-shape draw:style-name="gr3" svg:width="0.4303in" svg:height="0.4303in" svg:x="2.9472in" svg:y="0.082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0846in" svg:y="0.2386in"><draw:text-box><text:p text:style-name="P7"><text:span text:style-name="T14">ဩ</text:span></text:p></draw:text-box></draw:frame><draw:frame draw:style-name="gr6" draw:text-style-name="P10" svg:width="0.1685in" svg:height="0.3024in" svg:x="2.9846in" svg:y="0.2701in"><draw:text-box><text:p text:style-name="P9"><text:span text:style-name="T15">B</text:span></text:p></draw:text-box></draw:frame><draw:frame draw:style-name="gr4" draw:text-style-name="P12" svg:width="0.3012in" svg:height="0.3024in" svg:x="3.0846in" svg:y="0.0484in"><draw:text-box><text:p text:style-name="P11"><text:span text:style-name="T16">ဩ</text:span></text:p></draw:text-box></draw:frame></draw:g><draw:g text:anchor-type="paragraph" draw:z-index="59" draw:style-name="gr5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5472in" svg:y="0.2402in"><draw:text-box><text:p text:style-name="P7"><text:span text:style-name="T14">ဩ</text:span></text:p></draw:text-box></draw:frame><draw:frame draw:style-name="gr6" draw:text-style-name="P10" svg:width="0.1685in" svg:height="0.3024in" svg:x="3.4472in" svg:y="0.2717in"><draw:text-box><text:p text:style-name="P9"><text:span text:style-name="T15">N</text:span></text:p></draw:text-box></draw:frame><draw:frame draw:style-name="gr4" draw:text-style-name="P12" svg:width="0.3012in" svg:height="0.3024in" svg:x="3.5472in" svg:y="0.05in"><draw:text-box><text:p text:style-name="P11"><text:span text:style-name="T16">ဩ</text:span></text:p></draw:text-box></draw:frame></draw:g><draw:g text:anchor-type="paragraph" draw:z-index="60" draw:style-name="gr5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0201in" svg:y="0.2402in"><draw:text-box><text:p text:style-name="P7"><text:span text:style-name="T14">ဩ</text:span></text:p></draw:text-box></draw:frame><draw:frame draw:style-name="gr6" draw:text-style-name="P10" svg:width="0.1685in" svg:height="0.3024in" svg:x="3.9201in" svg:y="0.2717in"><draw:text-box><text:p text:style-name="P9"><text:span text:style-name="T15">M</text:span></text:p></draw:text-box></draw:frame><draw:frame draw:style-name="gr4" draw:text-style-name="P12" svg:width="0.3012in" svg:height="0.3024in" svg:x="4.0201in" svg:y="0.05in"><draw:text-box><text:p text:style-name="P11"><text:span text:style-name="T16">ဩ</text:span></text:p></draw:text-box></draw:frame></draw:g><draw:g text:anchor-type="paragraph" draw:z-index="61" draw:style-name="gr5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4866in" svg:y="0.2394in"><draw:text-box><text:p text:style-name="P7"><text:span text:style-name="T14">ဩ</text:span></text:p></draw:text-box></draw:frame><draw:frame draw:style-name="gr6" draw:text-style-name="P10" svg:width="0.1685in" svg:height="0.3024in" svg:x="4.3866in" svg:y="0.2709in"><draw:text-box><text:p text:style-name="P9"><text:span text:style-name="T15">,</text:span></text:p></draw:text-box></draw:frame><draw:frame draw:style-name="gr4" draw:text-style-name="P12" svg:width="0.3012in" svg:height="0.3024in" svg:x="4.4866in" svg:y="0.0492in"><draw:text-box><text:p text:style-name="P11"><text:span text:style-name="T16">ဩ</text:span></text:p></draw:text-box></draw:frame></draw:g><draw:g text:anchor-type="paragraph" draw:z-index="62" draw:style-name="gr5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9535in" svg:y="0.2394in"><draw:text-box><text:p text:style-name="P7"><text:span text:style-name="T14">ဩ</text:span></text:p></draw:text-box></draw:frame><draw:frame draw:style-name="gr6" draw:text-style-name="P10" svg:width="0.1685in" svg:height="0.3024in" svg:x="4.8535in" svg:y="0.2709in"><draw:text-box><text:p text:style-name="P9"><text:span text:style-name="T15">.</text:span></text:p></draw:text-box></draw:frame><draw:frame draw:style-name="gr4" draw:text-style-name="P12" svg:width="0.3012in" svg:height="0.3024in" svg:x="4.9535in" svg:y="0.0492in"><draw:text-box><text:p text:style-name="P11"><text:span text:style-name="T16">ဩ</text:span></text:p></draw:text-box></draw:frame></draw:g><draw:g text:anchor-type="paragraph" draw:z-index="63" draw:style-name="gr5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4165in" svg:y="0.2402in"><draw:text-box><text:p text:style-name="P7"><text:span text:style-name="T14">ဩ</text:span></text:p></draw:text-box></draw:frame><draw:frame draw:style-name="gr6" draw:text-style-name="P10" svg:width="0.1685in" svg:height="0.3024in" svg:x="5.3165in" svg:y="0.2717in"><draw:text-box><text:p text:style-name="P9"><text:span text:style-name="T15">/</text:span></text:p></draw:text-box></draw:frame><draw:frame draw:style-name="gr4" draw:text-style-name="P12" svg:width="0.3012in" svg:height="0.3024in" svg:x="5.4165in" svg:y="0.05in"><draw:text-box><text:p text:style-name="P11"><text:span text:style-name="T16">ဩ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5">MyWin 2.2 Keyboard</text:span></text:p>
      <text:p text:style-name="P2"><text:span text:style-name="T5"/></text:p>
      <text:p text:style-name="P2"/>
      <text:p text:style-name="P1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Zawgyi-One1" svg:font-family="Zawgyi-One" style:font-adornments="Regular"/>
    <style:font-face style:name="Trebuchet MS1" svg:font-family="'Trebuchet MS'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50M43S</meta:editing-duration>
    <meta:editing-cycles>68</meta:editing-cycles>
    <meta:generator>OpenOffice.org/3.2$Win32 OpenOffice.org_project/320m18$Build-9502</meta:generator>
    <dc:date>2010-11-19T04:54:41.86</dc:date>
    <dc:creator>Seth Hetu</dc:creator>
    <meta:document-statistic meta:table-count="0" meta:image-count="3" meta:object-count="0" meta:page-count="1" meta:paragraph-count="2" meta:word-count="45" meta:character-count="247"/>
    <meta:user-defined meta:name="Info 1"/>
    <meta:user-defined meta:name="Info 2"/>
    <meta:user-defined meta:name="Info 3"/>
    <meta:user-defined meta:name="Info 4"/>
  </office:meta>
</office:document-meta>
</file>